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margin-bottom="0.1110in" fo:text-align="center" fo:line-height="108%"/>
      <style:text-properties style:font-name="Times New Roman" fo:font-size="18.0pt"/>
    </style:style>
    <style:style style:name="P2" style:family="paragraph" style:parent-style-name="Standard">
      <style:paragraph-properties fo:margin-bottom="0.1110in" fo:line-height="108%"/>
      <style:text-properties style:font-name="Times New Roman" fo:font-size="12.0pt"/>
    </style:style>
    <style:style style:name="P3" style:family="paragraph" style:parent-style-name="Standard">
      <style:paragraph-properties fo:margin-bottom="0.1110in" fo:text-align="center" fo:line-height="108%"/>
      <style:text-properties style:font-name="Times New Roman" fo:font-size="12.0pt"/>
    </style:style>
    <style:style style:name="P4" style:family="paragraph" style:parent-style-name="Standard">
      <style:paragraph-properties fo:margin-bottom="0.1110in" fo:text-align="end" fo:line-height="108%"/>
      <style:text-properties style:font-name="Times New Roman" fo:font-size="12.0pt"/>
    </style:style>
    <style:style style:name="P5" style:family="paragraph" style:parent-style-name="Standard">
      <style:paragraph-properties fo:margin-bottom="0.1110in" fo:line-height="108%"/>
      <style:text-properties style:font-name="Times" fo:font-size="10.0pt" fo:color="#000000"/>
    </style:style>
    <style:style style:name="P6" style:family="paragraph" style:parent-style-name="Standard">
      <style:paragraph-properties fo:margin-bottom="0.1110in" fo:line-height="108%"/>
      <style:text-properties style:font-name="Times" fo:font-size="10.0pt"/>
    </style:style>
    <style:style style:name="P7" style:family="paragraph" style:parent-style-name="Standard">
      <style:paragraph-properties fo:margin-bottom="0.1110in" fo:line-height="108%"/>
      <style:text-properties style:font-name="Times" fo:font-size="10.0pt" fo:color="#00c87d"/>
    </style:style>
    <style:style style:name="T1" style:family="text">
      <style:text-properties fo:font-weight="bold" fo:font-weight-asian="bold" fo:font-weight-complex="bold"/>
    </style:style>
    <style:style style:name="T2" style:family="text">
      <style:text-properties fo:color="#00c87d"/>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Relational Databases with MySQL Week 6 Coding Assignment</text:p>
      <text:p text:style-name="P2"><text:span text:style-name="T1">Points possible:</text:span><text:s/>70</text:p>
      <table:table table:name="Table1" table:style-name="Table1">
        <table:table-column table:style-name="TableColumn1"/>
        <table:table-column table:style-name="TableColumn1"/>
        <table:table-column table:style-name="TableColumn1"/>
        <table:table-row>
          <table:table-cell table:style-name="TableCell1">
            <text:p text:style-name="P3">Category</text:p>
          </table:table-cell>
          <table:table-cell table:style-name="TableCell1">
            <text:p text:style-name="P3">Criteria</text:p>
          </table:table-cell>
          <table:table-cell table:style-name="TableCell1">
            <text:p text:style-name="P3">% of Grade</text:p>
          </table:table-cell>
        </table:table-row>
        <table:table-row>
          <table:table-cell table:style-name="TableCell1">
            <text:p text:style-name="P2">Functionality</text:p>
          </table:table-cell>
          <table:table-cell table:style-name="TableCell1">
            <text:p text:style-name="P2">Does the code work?</text:p>
          </table:table-cell>
          <table:table-cell table:style-name="TableCell1">
            <text:p text:style-name="P4">25</text:p>
          </table:table-cell>
        </table:table-row>
        <table:table-row>
          <table:table-cell table:style-name="TableCell1">
            <text:p text:style-name="P2">Organization</text:p>
          </table:table-cell>
          <table:table-cell table:style-name="TableCell1">
            <text:p text:style-name="P2">Is the code clean and organized? Proper use of white space, syntax, and consistency are utilized. Names and comments are concise and clear.</text:p>
          </table:table-cell>
          <table:table-cell table:style-name="TableCell1">
            <text:p text:style-name="P4">25</text:p>
          </table:table-cell>
        </table:table-row>
        <table:table-row>
          <table:table-cell table:style-name="TableCell1">
            <text:p text:style-name="P2">Creativity</text:p>
          </table:table-cell>
          <table:table-cell table:style-name="TableCell1">
            <text:p text:style-name="P2">Student solved the problems presented in the assignment using creativity and out of the box thinking.</text:p>
          </table:table-cell>
          <table:table-cell table:style-name="TableCell1">
            <text:p text:style-name="P4">25</text:p>
          </table:table-cell>
        </table:table-row>
        <table:table-row>
          <table:table-cell table:style-name="TableCell1">
            <text:p text:style-name="P2">Completeness</text:p>
          </table:table-cell>
          <table:table-cell table:style-name="TableCell1">
            <text:p text:style-name="P2">All requirements of the assignment are complete.</text:p>
          </table:table-cell>
          <table:table-cell table:style-name="TableCell1">
            <text:p text:style-name="P4">25</text:p>
          </table:table-cell>
        </table:table-row>
      </table:table>
      <text:p text:style-name="P2"/>
      <text:p text:style-name="P2"><text:span text:style-name="T1">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P2"><text:span text:style-name="T1">Coding Steps:</text:span></text:p>
      <text:p text:style-name="P2">This week you will be working together as a <text:span text:style-name="T1">team</text:span><text:s/>to create a full CRUD application.</text:p>
      <text:p text:style-name="P2">Your console CRUD application will need to use a database to store all the application data.</text:p>
      <text:p text:style-name="P2">As a team, decide what you want your project to do. Get instructor approval early in the week before beginning development.</text:p>
      <text:p text:style-name="P2">You need to have at least 3 entities.</text:p>
      <text:p text:style-name="P2">Users should be able to interact via the console (i.e. Scanner(System.in)))</text:p>
      <text:p text:style-name="P2">Use git to collaborate.</text:p>
      <text:p text:style-name="P2">Everyone will be graded on their individual contributions.</text:p>
      <text:p text:style-name="P2"/>
      <text:p text:style-name="P2"><text:span text:style-name="T1">Screenshots of Code:</text:span></text:p>
      <text:p text:style-name="P2"><text:span text:style-name="T1"/></text:p>
      <text:p text:style-name="P2"><text:span text:style-name="T1">Screenshots of Running Application:</text:span></text:p>
      <text:p text:style-name="P5"><text:span text:style-name="T1">Welcome to your reservation self-service portal. Please sign-in</text:span></text:p>
      <text:p text:style-name="P5">First name: <text:span text:style-name="T2">P</text:span></text:p>
      <text:p text:style-name="P5">Last name: <text:span text:style-name="T2">c</text:span></text:p>
      <text:p text:style-name="P6"/>
      <text:p text:style-name="P5">Select an Option:</text:p>
      <text:p text:style-name="P5">-----------------------</text:p>
      <text:p text:style-name="P5">1 Show Your Reservations</text:p>
      <text:p text:style-name="P5">2 Make Reservation</text:p>
      <text:p text:style-name="P5">3 Cancel Reservation</text:p>
      <text:p text:style-name="P5">4 Sign out</text:p>
      <text:p text:style-name="P5">5 Quit</text:p>
      <text:p text:style-name="P7">2</text:p>
      <text:p text:style-name="P5">Date (YYYY-MM-DD): </text:p>
      <text:p text:style-name="P7">2016-04-08</text:p>
      <text:p text:style-name="P5">Rooms available on Fri Apr 08 00:00:00 MST 2016</text:p>
      <text:p text:style-name="P5">-----------------------</text:p>
      <text:p text:style-name="P5">Room #: 1 <text:s text:c="3"/>Room name: Camelback <text:s text:c="3"/>Max occupancy: 20</text:p>
      <text:p text:style-name="P5">Room #: 2 <text:s text:c="3"/>Room name: McDowwell <text:s text:c="3"/>Max occupancy: 30</text:p>
      <text:p text:style-name="P5">Room #: 3 <text:s text:c="3"/>Room name: Cactus <text:s text:c="3"/>Max occupancy: 25</text:p>
      <text:p text:style-name="P5">Room #: 4 <text:s text:c="3"/>Room name: Washngton <text:s text:c="3"/>Max occupancy: 40</text:p>
      <text:p text:style-name="P5">Room #: 5 <text:s text:c="3"/>Room name: Jefferson <text:s text:c="3"/>Max occupancy: 25</text:p>
      <text:p text:style-name="P5">Select available room # (or '0' to exit): <text:span text:style-name="T2">4</text:span></text:p>
      <text:p text:style-name="P5">Select an Option:</text:p>
      <text:p text:style-name="P5">-----------------------</text:p>
      <text:p text:style-name="P5">1 Show Your Reservations</text:p>
      <text:p text:style-name="P5">2 Make Reservation</text:p>
      <text:p text:style-name="P5">3 Cancel Reservation</text:p>
      <text:p text:style-name="P5">4 Sign out</text:p>
      <text:p text:style-name="P5">5 Quit</text:p>
      <text:p text:style-name="P7">1</text:p>
      <text:p text:style-name="P5">Reservation #: 26 <text:s text:c="3"/>Room name: Washngton <text:s text:c="3"/>Max occupancy: 40 <text:s text:c="3"/>Date: 2016-04-08</text:p>
      <text:p text:style-name="P7">3</text:p>
      <text:p text:style-name="P5">Select an Option:</text:p>
      <text:p text:style-name="P5">-----------------------</text:p>
      <text:p text:style-name="P5">1 Show Your Reservations</text:p>
      <text:p text:style-name="P5">2 Make Reservation</text:p>
      <text:p text:style-name="P5">3 Cancel Reservation</text:p>
      <text:p text:style-name="P5">4 Sign out</text:p>
      <text:p text:style-name="P5">5 Quit</text:p>
      <text:p text:style-name="P7">3</text:p>
      <text:p text:style-name="P5">Reservation #: 26 <text:s text:c="3"/>Room name: Washngton <text:s text:c="3"/>Max occupancy: 40 <text:s text:c="3"/>Date: 2016-04-08</text:p>
      <text:p text:style-name="P5">Select reservation # (or '0' to exit): <text:span text:style-name="T2">19</text:span></text:p>
      <text:p text:style-name="P5">Select reservation # (or '0' to exit): <text:span text:style-name="T2">26</text:span></text:p>
      <text:p text:style-name="P5">Select an Option:</text:p>
      <text:p text:style-name="P5">-----------------------</text:p>
      <text:p text:style-name="P5">1 Show Your Reservations</text:p>
      <text:p text:style-name="P5">2 Make Reservation</text:p>
      <text:p text:style-name="P5">3 Cancel Reservation</text:p>
      <text:p text:style-name="P5">4 Sign out</text:p>
      <text:p text:style-name="P5">5 Quit</text:p>
      <text:p text:style-name="P7">1</text:p>
      <text:p text:style-name="P5"><text:span text:style-name="T1">No reservations</text:span></text:p>
      <text:p text:style-name="P2"><text:span text:style-name="T1">URL to GitHub Repository:</text:span></text:p>
      <text:p text:style-name="P2"><text:span text:style-name="T1">https://github.com/mikefranzen/mysql_week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meta:initial-creator>Nick Suwyn</meta:initial-creator>
  </office:meta>
</office:document-meta>
</file>